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709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8882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540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2.5382in" svg:height="7.7299in" svg:x="4.1453in" svg:y="1.0882in">
            <draw:object draw:notify-on-update-of-ranges="Sheet1.A3:Sheet1.A9 Sheet1.B3:Sheet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Inception</text:p>
          </table:table-cell>
          <table:table-cell office:value-type="string">
            <text:p>Elaboration 1</text:p>
          </table:table-cell>
          <table:table-cell office:value-type="string">
            <text:p>Elaboration1</text:p>
          </table:table-cell>
          <table:table-cell table:number-columns-repeated="2" office:value-type="string">
            <text:p>Elaboration 2</text:p>
          </table:table-cell>
          <table:table-cell office:value-type="string">
            <text:p>Elaboration 3</text:p>
          </table:table-cell>
          <table:table-cell table:number-columns-repeated="2" office:value-type="string">
            <text:p>Construction 1</text:p>
          </table:table-cell>
          <table:table-cell table:number-columns-repeated="2" office:value-type="string">
            <text:p>Construction 2</text:p>
          </table:table-cell>
          <table:table-cell table:number-columns-repeated="2" office:value-type="string">
            <text:p>Construction 3</text:p>
          </table:table-cell>
          <table:table-cell office:value-type="string">
            <text:p>Transition 1</text:p>
          </table:table-cell>
          <table:table-cell office:value-type="string">
            <text:p>Transition 2</text:p>
          </table:table-cell>
          <table:table-cell office:value-type="string">
            <text:p>Inception</text:p>
          </table:table-cell>
        </table:table-row>
        <table:table-row table:style-name="ro1">
          <table:table-cell office:value-type="string">
            <text:p>Tracker</text:p>
          </table:table-cell>
          <table:table-cell table:number-columns-repeated="13"/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Business Modeling</text:p>
          </table:table-cell>
          <table:table-cell office:value-type="float" office:value="85.95">
            <text:p>85.95</text:p>
          </table:table-cell>
          <table:table-cell table:number-columns-repeated="14"/>
        </table:table-row>
        <table:table-row table:style-name="ro1">
          <table:table-cell office:value-type="string">
            <text:p>Requirements</text:p>
          </table:table-cell>
          <table:table-cell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string">
            <text:p>Design</text:p>
          </table:table-cell>
          <table:table-cell office:value-type="float" office:value="65.45">
            <text:p>65.45</text:p>
          </table:table-cell>
          <table:table-cell table:number-columns-repeated="14"/>
        </table:table-row>
        <table:table-row table:style-name="ro1">
          <table:table-cell office:value-type="string">
            <text:p>Implementation and Test</text:p>
          </table:table-cell>
          <table:table-cell office:value-type="float" office:value="169.35">
            <text:p>169.35</text:p>
          </table:table-cell>
          <table:table-cell table:number-columns-repeated="14"/>
        </table:table-row>
        <table:table-row table:style-name="ro1">
          <table:table-cell office:value-type="string">
            <text:p>Deployment</text:p>
          </table:table-cell>
          <table:table-cell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string">
            <text:p>Project Management</text:p>
          </table:table-cell>
          <table:table-cell office:value-type="float" office:value="77.55">
            <text:p>77.55</text:p>
          </table:table-cell>
          <table:table-cell table:number-columns-repeated="14"/>
        </table:table-row>
        <table:table-row table:style-name="ro1">
          <table:table-cell office:value-type="string">
            <text:p>Environment</text:p>
          </table:table-cell>
          <table:table-cell office:value-type="float" office:value="58.5">
            <text:p>58.5</text:p>
          </table:table-cell>
          <table:table-cell table:number-columns-repeated="14"/>
        </table:table-row>
        <table:table-row table:style-name="ro1">
          <table:table-cell office:value-type="string">
            <text:p>Total</text:p>
          </table:table-cell>
          <table:table-cell office:value-type="float" office:value="477.8">
            <text:p>477.8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5/29/2012</text:date>, <text:time>16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9T16:07:44</dc:date>
    <meta:document-statistic meta:table-count="1" meta:cell-count="33" meta:object-count="1"/>
    <meta:generator>LibreOffice/3.4$Linu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848cm" svg:height="19.635cm" xlink:href=".." xlink:type="simple" chart:class="chart:circle" chart:style-name="ch1">
        <chart:legend svg:x="24.135cm" svg:y="4.788cm" style:legend-expansion="custom" chartooo:width="6.741cm" chartooo:height="10.227cm" style:legend-expansion-aspect-ratio="0.659137577002053" chart:style-name="ch2"/>
        <chart:plot-area chart:style-name="ch3" table:cell-range-address="Sheet1.A3:Sheet1.B9" chart:data-source-has-labels="column" svg:x="4.939cm" svg:y="2.159cm" svg:width="17.555cm" svg:height="16.488cm">
          <chartooo:coordinate-region svg:x="5.795cm" svg:y="1.63cm" svg:width="16.045cm" svg:height="17.106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usiness Modeling</text:p>
                <draw:g>
                  <svg:desc>Sheet1.A3:Sheet1.A9</svg:desc>
                </draw:g>
              </table:table-cell>
              <table:table-cell office:value-type="float" office:value="85.95">
                <text:p>85.95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Requirement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65.45">
                <text:p>65.45</text:p>
              </table:table-cell>
            </table:table-row>
            <table:table-row>
              <table:table-cell office:value-type="string">
                <text:p>Implementation and Test</text:p>
              </table:table-cell>
              <table:table-cell office:value-type="float" office:value="169.35">
                <text:p>169.35</text:p>
              </table:table-cell>
            </table:table-row>
            <table:table-row>
              <table:table-cell office:value-type="string">
                <text:p>Deploymen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oject Management</text:p>
              </table:table-cell>
              <table:table-cell office:value-type="float" office:value="77.55">
                <text:p>77.55</text:p>
              </table:table-cell>
            </table:table-row>
            <table:table-row>
              <table:table-cell office:value-type="string">
                <text:p>Environment</text:p>
              </table:table-cell>
              <table:table-cell office:value-type="float" office:value="58.5">
                <text:p>5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